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</office:automatic-styles>
  <office:body>
    <office:text text:use-soft-page-breaks="true">
      <text:p text:style-name="P1">Compte rendu réunion du 09/09/20</text:p>
      <text:p text:style-name="P2"/>
      <text:p text:style-name="Normal">Sujet de la réunion :</text:p>
      <text:p text:style-name="Normal">-Définir exactement ce que l’entreprise propose</text:p>
      <text:p text:style-name="Normal">-Se répartir les taches/ redéfinir les rôles après le retour de présentation</text:p>
      <text:p text:style-name="Normal">-Préparation de la séance de vendredi</text:p>
      <text:p text:style-name="Normal"/>
      <text:p text:style-name="Normal"/>
      <text:p text:style-name="Normal">Entreprise : étude des meilleures écuries et des pilotes pour déterminer la probabilité qu’il gagne selon les conditions de courses.</text:p>
      <text:p text:style-name="Normal">A qui est destiné le service : On revend les études aux : <text:s/>bookmakers, écuries, particuliers (parieurs)</text:p>
      <text:p text:style-name="Normal"/>
      <text:p text:style-name="Normal"/>
      <text:p text:style-name="Normal">Rôles/mission :<text:s/></text:p>
      <text:p text:style-name="Normal">Maxime : Chef de projet</text:p>
      <text:p text:style-name="Normal">Louis : Extraction des données =&gt; ETL (par la suite Machine Learning)</text:p>
      <text:p text:style-name="P3">Jules:<text:s/>Datawarehouse<text:s/>puis<text:s/>Machine Learning</text:p>
      <text:p text:style-name="Normal">Nils :<text:s/>Datamart puis Machine Learning</text:p>
      <text:p text:style-name="Normal">Edouard :<text:s/>Analyse de donnée et reporting</text:p>
      <text:p text:style-name="Normal">Pierre-Maxime :<text:s/>Analyse de donnée et reporting</text:p>
      <text:p text:style-name="P4">Jules:<text:s/>Datawarehouse<text:s/>Machine Learning</text:p>
      <text:p text:style-name="Normal"/>
      <text:p text:style-name="Normal"/>
      <text:p text:style-name="Normal">Vendredi :<text:s/></text:p>
      <text:p text:style-name="Normal">-git kraken</text:p>
      <text:p text:style-name="Normal">-Commencer l’extraction des données</text:p>
      <text:p text:style-name="Normal">-Réunir les data sets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ls CHARRIER</meta:initial-creator>
    <dc:creator>Nils CHARRIER</dc:creator>
    <meta:creation-date>2020-09-09T13:52:00Z</meta:creation-date>
    <dc:date>2020-09-09T14:22:00Z</dc:date>
    <meta:template xlink:href="Normal" xlink:type="simple"/>
    <meta:editing-cycles>1</meta:editing-cycles>
    <meta:editing-duration>PT1800S</meta:editing-duration>
    <meta:document-statistic meta:page-count="1" meta:paragraph-count="1" meta:word-count="133" meta:character-count="864" meta:row-count="6" meta:non-whitespace-character-count="732"/>
  </office:meta>
</office:document-meta>
</file>